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4081" officeooo:paragraph-rsid="001d40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&lt;title&gt;W3.CSS&lt;/title&gt;</text:p>
      <text:p text:style-name="Standard">&lt;meta name="viewport" content="width=device-width, initial-scale=1"&gt;</text:p>
      <text:p text:style-name="Standard">&lt;link rel="stylesheet" href="https://www.w3schools.com/w3css/4/w3.css"&gt;</text:p>
      <text:p text:style-name="Standard">&lt;body&gt;</text:p>
      <text:p text:style-name="Standard"/>
      <text:p text:style-name="Standard">&lt;div class="w3-container"&gt;</text:p>
      <text:p text:style-name="Standard"><text:s text:c="2"/>&lt;h2&gt;Buttons (w3-button)&lt;/h2&gt;</text:p>
      <text:p text:style-name="Standard"><text:s text:c="2"/>&lt;input type="button" class="w3-button w3-black" value="Input Button"&gt;</text:p>
      <text:p text:style-name="Standard"><text:s text:c="2"/>&lt;button class="w3-button w3-black"&gt;Button Button&lt;/button&gt;</text:p>
      <text:p text:style-name="Standard"><text:s text:c="2"/>&lt;a href="#" class="w3-button w3-black"&gt;Link Button&lt;/a&gt;</text:p>
      <text:p text:style-name="Standard">&lt;/div&gt;</text:p>
      <text:p text:style-name="Standard"/>
      <text:p text:style-name="Standard">&lt;div class="w3-container"&gt;</text:p>
      <text:p text:style-name="Standard"><text:s text:c="2"/>&lt;h2&gt;Buttons (w3-btn)&lt;/h2&gt;</text:p>
      <text:p text:style-name="Standard"><text:s text:c="2"/>&lt;input type="button" class="w3-btn w3-black" value="Input Button"&gt;</text:p>
      <text:p text:style-name="Standard"><text:s text:c="2"/>&lt;button class="w3-btn w3-black"&gt;Button Button&lt;/button&gt;</text:p>
      <text:p text:style-name="Standard"><text:s text:c="2"/>&lt;a href="#" class="w3-btn w3-black"&gt;Link Button&lt;/a&gt;</text:p>
      <text:p text:style-name="Standard">&lt;/div&gt;</text:p>
      <text:p text:style-name="Standard"/>
      <text:p text:style-name="Standard">&lt;/body&gt;</text:p>
      <text:p text:style-name="Standard">&lt;/html&gt;</text:p>
      <text:p text:style-name="Standard"/>
      <text:p text:style-name="P1">=====================================================</text:p>
      <text:p text:style-name="Standard"/>
      <text:p text:style-name="Standard">&lt;!DOCTYPE html&gt;</text:p>
      <text:p text:style-name="Standard">&lt;html&gt;</text:p>
      <text:p text:style-name="Standard">&lt;title&gt;W3.CSS&lt;/title&gt;</text:p>
      <text:p text:style-name="Standard">&lt;meta name="viewport" content="width=device-width, initial-scale=1"&gt;</text:p>
      <text:p text:style-name="Standard">&lt;link rel="stylesheet" href="https://www.w3schools.com/w3css/4/w3.css"&gt;</text:p>
      <text:p text:style-name="Standard">&lt;style&gt;</text:p>
      <text:p text:style-name="Standard">.w3-button {width:150px;}</text:p>
      <text:p text:style-name="Standard">&lt;/style&gt;</text:p>
      <text:p text:style-name="Standard">&lt;body&gt;</text:p>
      <text:p text:style-name="Standard"/>
      <text:p text:style-name="Standard">&lt;div class="w3-container"&gt;</text:p>
      <text:p text:style-name="Standard"><text:s text:c="2"/>&lt;h2&gt;Button Colors&lt;/h2&gt;</text:p>
      <text:p text:style-name="Standard"><text:s text:c="2"/>&lt;p&gt;&lt;button class="w3-button w3-red"&gt;Red&lt;/button&gt;&lt;/p&gt;</text:p>
      <text:p text:style-name="Standard"><text:s text:c="2"/>&lt;p&gt;&lt;button class="w3-button w3-pink"&gt;Pink&lt;/button&gt;&lt;/p&gt;</text:p>
      <text:p text:style-name="Standard"><text:s text:c="2"/>&lt;p&gt;&lt;button class="w3-button w3-purple"&gt;Purple&lt;/button&gt;&lt;/p&gt;</text:p>
      <text:p text:style-name="Standard"><text:s text:c="2"/>&lt;p&gt;&lt;button class="w3-button w3-deep-purple"&gt;Deep Purple&lt;/button&gt;&lt;/p&gt;</text:p>
      <text:p text:style-name="Standard"><text:s text:c="2"/>&lt;p&gt;&lt;button class="w3-button w3-indigo"&gt;Indigo&lt;/button&gt;&lt;/p&gt;</text:p>
      <text:p text:style-name="Standard"><text:s text:c="2"/>&lt;p&gt;&lt;button class="w3-button w3-blue"&gt;Blue&lt;/button&gt;&lt;/p&gt;</text:p>
      <text:p text:style-name="Standard"><text:s text:c="2"/>&lt;p&gt;&lt;button class="w3-button w3-light-blue"&gt;Light Blue&lt;/button&gt;&lt;/p&gt;</text:p>
      <text:p text:style-name="Standard"><text:s text:c="2"/>&lt;p&gt;&lt;button class="w3-button w3-cyan"&gt;Cyan&lt;/button&gt;&lt;/p&gt;</text:p>
      <text:p text:style-name="Standard"><text:s text:c="2"/>&lt;p&gt;&lt;button class="w3-button w3-aqua"&gt;Aqua&lt;/button&gt;&lt;/p&gt;</text:p>
      <text:p text:style-name="Standard"><text:s text:c="2"/>&lt;p&gt;&lt;button class="w3-button w3-teal"&gt;Teal&lt;/button&gt;&lt;/p&gt;</text:p>
      <text:p text:style-name="Standard"><text:s text:c="2"/>&lt;p&gt;&lt;button class="w3-button w3-green"&gt;Green&lt;/button&gt;&lt;/p&gt;</text:p>
      <text:p text:style-name="Standard"><text:s text:c="2"/>&lt;p&gt;&lt;button class="w3-button w3-light-green"&gt;Light Green&lt;/button&gt;&lt;/p&gt;</text:p>
      <text:p text:style-name="Standard"><text:s text:c="2"/>&lt;p&gt;&lt;button class="w3-button w3-lime"&gt;Lime&lt;/button&gt;&lt;/p&gt;</text:p>
      <text:p text:style-name="Standard"><text:s text:c="2"/>&lt;p&gt;&lt;button class="w3-button w3-sand"&gt;Sand&lt;/button&gt;&lt;/p&gt;</text:p>
      <text:p text:style-name="Standard"><text:soft-page-break/><text:s text:c="2"/>&lt;p&gt;&lt;button class="w3-button w3-khaki"&gt;Khaki&lt;/button&gt;&lt;/p&gt;</text:p>
      <text:p text:style-name="Standard"><text:s text:c="2"/>&lt;p&gt;&lt;button class="w3-button w3-yellow"&gt;Yellow&lt;/button&gt;&lt;/p&gt;</text:p>
      <text:p text:style-name="Standard"><text:s text:c="2"/>&lt;p&gt;&lt;button class="w3-button w3-amber"&gt;Amber&lt;/button&gt;&lt;/p&gt;</text:p>
      <text:p text:style-name="Standard"><text:s text:c="2"/>&lt;p&gt;&lt;button class="w3-button w3-orange"&gt;Orange&lt;/button&gt;&lt;/p&gt;</text:p>
      <text:p text:style-name="Standard"><text:s text:c="2"/>&lt;p&gt;&lt;button class="w3-button w3-deep-orange"&gt;Deep Orange&lt;/button&gt;&lt;/p&gt;</text:p>
      <text:p text:style-name="Standard"><text:s text:c="2"/>&lt;p&gt;&lt;button class="w3-button w3-brown"&gt;Brown&lt;/button&gt;&lt;/p&gt;</text:p>
      <text:p text:style-name="Standard"><text:s text:c="2"/>&lt;p&gt;&lt;button class="w3-button w3-blue-grey"&gt;Blue Grey&lt;/button&gt;&lt;/p&gt;</text:p>
      <text:p text:style-name="Standard"><text:s text:c="2"/>&lt;p&gt;&lt;button class="w3-button w3-light-grey"&gt;Light Grey&lt;/button&gt;&lt;/p&gt;</text:p>
      <text:p text:style-name="Standard"><text:s text:c="2"/>&lt;p&gt;&lt;button class="w3-button w3-grey"&gt;Grey&lt;/button&gt;&lt;/p&gt;</text:p>
      <text:p text:style-name="Standard"><text:s text:c="2"/>&lt;p&gt;&lt;button class="w3-button w3-dark-grey"&gt;Dark Grey&lt;/button&gt;&lt;/p&gt;</text:p>
      <text:p text:style-name="Standard"><text:s text:c="2"/>&lt;p&gt;&lt;button class="w3-button w3-black"&gt;Black&lt;/button&gt;&lt;/p&gt;</text:p>
      <text:p text:style-name="Standard"><text:s text:c="2"/>&lt;p&gt;&lt;button class="w3-button w3-pale-red"&gt;Pale-red&lt;/button&gt;&lt;/p&gt;</text:p>
      <text:p text:style-name="Standard"><text:s text:c="2"/>&lt;p&gt;&lt;button class="w3-button w3-pale-yellow"&gt;Pale-yellow&lt;/button&gt;&lt;/p&gt;</text:p>
      <text:p text:style-name="Standard"><text:s text:c="2"/>&lt;p&gt;&lt;button class="w3-button w3-pale-green"&gt;Pale-green&lt;/button&gt;&lt;/p&gt;</text:p>
      <text:p text:style-name="Standard"><text:s text:c="2"/>&lt;p&gt;&lt;button class="w3-button w3-pale-blue"&gt;Pale-blue&lt;/button&gt;&lt;/p&gt; <text:s text:c="7"/></text:p>
      <text:p text:style-name="Standard">&lt;/div&gt;</text:p>
      <text:p text:style-name="Standard"/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P1">====================================</text:p>
      <text:p text:style-name="Standard"/>
      <text:p text:style-name="Standard">&lt;!DOCTYPE html&gt;</text:p>
      <text:p text:style-name="Standard">&lt;html&gt;</text:p>
      <text:p text:style-name="Standard">&lt;title&gt;W3.CSS&lt;/title&gt;</text:p>
      <text:p text:style-name="Standard">&lt;meta name="viewport" content="width=device-width, initial-scale=1"&gt;</text:p>
      <text:p text:style-name="Standard">&lt;link rel="stylesheet" href="https://www.w3schools.com/w3css/4/w3.css"&gt;</text:p>
      <text:p text:style-name="Standard">&lt;style&gt;</text:p>
      <text:p text:style-name="Standard">.w3-btn {margin-bottom:10px;}</text:p>
      <text:p text:style-name="Standard">&lt;/style&gt;</text:p>
      <text:p text:style-name="Standard">&lt;body&gt;</text:p>
      <text:p text:style-name="Standard"/>
      <text:p text:style-name="Standard">&lt;div class="w3-container"&gt;</text:p>
      <text:p text:style-name="Standard">&lt;h2&gt;Button Borders&lt;/h2&gt;</text:p>
      <text:p text:style-name="Standard">&lt;p&gt;</text:p>
      <text:p text:style-name="Standard"><text:s text:c="2"/>&lt;button class="w3-button w3-white w3-border"&gt;Button&lt;/button&gt;</text:p>
      <text:p text:style-name="Standard"><text:s text:c="2"/>&lt;button class="w3-button w3-yellow w3-border"&gt;Button&lt;/button&gt;</text:p>
      <text:p text:style-name="Standard"><text:s text:c="2"/>&lt;button class="w3-button w3-white w3-border w3-round-large"&gt;Button&lt;/button&gt;</text:p>
      <text:p text:style-name="Standard"><text:s text:c="2"/>&lt;button class="w3-button w3-white w3-border w3-border-red w3-round-large"&gt;Button&lt;/button&gt;</text:p>
      <text:p text:style-name="Standard">&lt;/p&gt;</text:p>
      <text:p text:style-name="Standard">&lt;p&gt;</text:p>
      <text:p text:style-name="Standard"><text:s text:c="2"/>&lt;button class="w3-btn w3-white w3-border"&gt;Button&lt;/button&gt;</text:p>
      <text:p text:style-name="Standard"><text:s text:c="2"/>&lt;button class="w3-btn w3-yellow w3-border"&gt;Button&lt;/button&gt;</text:p>
      <text:p text:style-name="Standard"><text:s text:c="2"/>&lt;button class="w3-btn w3-white w3-border w3-round-large"&gt;Button&lt;/button&gt;</text:p>
      <text:p text:style-name="Standard"><text:s text:c="2"/>&lt;button class="w3-btn w3-white w3-border w3-border-red w3-round-large"&gt;Button&lt;/button&gt;</text:p>
      <text:p text:style-name="Standard">&lt;/p&gt;</text:p>
      <text:p text:style-name="Standard"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1T12:33:32.681894028</meta:creation-date>
    <dc:date>2021-03-21T12:39:12.689393781</dc:date>
    <meta:editing-duration>PT5M40S</meta:editing-duration>
    <meta:editing-cycles>1</meta:editing-cycles>
    <meta:document-statistic meta:table-count="0" meta:image-count="0" meta:object-count="0" meta:page-count="2" meta:paragraph-count="91" meta:word-count="238" meta:character-count="3745" meta:non-whitespace-character-count="3498"/>
    <meta:generator>LibreOffice/7.0.4.2$MacOSX_X86_64 LibreOffice_project/dcf040e67528d9187c66b2379df5ea4407429775</meta:generator>
  </office:meta>
</office:document-meta>
</file>